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04cm"/>
    </style:style>
    <style:style style:name="co3" style:family="table-column">
      <style:table-column-properties fo:break-before="auto" style:column-width="15.549cm"/>
    </style:style>
    <style:style style:name="co4" style:family="table-column">
      <style:table-column-properties fo:break-before="auto" style:column-width="1.854cm"/>
    </style:style>
    <style:style style:name="co5" style:family="table-column">
      <style:table-column-properties fo:break-before="auto" style:column-width="1.85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54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font-size="12pt" fo:font-weight="bold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table table:name="Instructions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Agile Practices Self-Assessment Workshee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urpose:</text:p>
          </table:table-cell>
          <table:table-cell office:value-type="string">
            <text:p>To track the adoption of agile practices and principles across cycles for a single team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rocess:</text:p>
          </table:table-cell>
          <table:table-cell office:value-type="string">
            <text:p>The Assessor or Process Facilitator works with the team each cycle to determine scores for each</text:p>
          </table:table-cell>
        </table:table-row>
        <table:table-row table:style-name="ro1">
          <table:table-cell/>
          <table:table-cell office:value-type="string">
            <text:p>agile practice or principle. <text:s/>This assessment can also be used with teams that are not officially</text:p>
          </table:table-cell>
        </table:table-row>
        <table:table-row table:style-name="ro1">
          <table:table-cell/>
          <table:table-cell office:value-type="string">
            <text:p>“agile” to determine their capacity for becoming officially agile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Results:</text:p>
          </table:table-cell>
          <table:table-cell office:value-type="string">
            <text:p>A time-based view of the development of a team. <text:s/>Used to decide on needed encouragement, </text:p>
          </table:table-cell>
        </table:table-row>
        <table:table-row table:style-name="ro1">
          <table:table-cell/>
          <table:table-cell office:value-type="string">
            <text:p>intervention or cancellation of a team's use of agile.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1" office:value-type="string">
            <text:p>Copyright Berteig Consulting Inc. <text:s/>All Rights Reserved.</text:p>
          </table:table-cell>
          <table:table-cell/>
        </table:table-row>
      </table:table>
      <table:table table:name="Questions" table:style-name="ta1" table:print-ranges="Questions.A1:Questions.K121">
        <office:forms form:automatic-focus="false" form:apply-design-mode="false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" table:default-cell-style-name="Default"/>
        <table:table-row table:style-name="ro1">
          <table:table-cell table:number-columns-repeated="17"/>
        </table:table-row>
        <table:table-row table:style-name="ro2">
          <table:table-cell/>
          <table:table-cell table:style-name="ce2" office:value-type="string">
            <text:p>Agile Practices Self-Assessment Worksheet</text:p>
          </table:table-cell>
          <table:table-cell table:number-columns-repeated="3"/>
          <table:table-cell office:value-type="string">
            <text:p>Scores (0-5 where 0 is not at all, 5 is completely)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Baseline</text:p>
          </table:table-cell>
          <table:table-cell office:value-type="string">
            <text:p>Cycle 1</text:p>
          </table:table-cell>
          <table:table-cell office:value-type="string">
            <text:p>Cycle 2</text:p>
          </table:table-cell>
          <table:table-cell office:value-type="string">
            <text:p>Cycle 3</text:p>
          </table:table-cell>
          <table:table-cell/>
          <table:table-cell office:value-type="string">
            <text:p>NOTES: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office:value-type="string">
            <text:p>The “Agile Skeleton” - The Bare Minimum to Call Yourself Agile: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>
            <text:p>Team Members Available to Do Work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Demonstrate Working Software to Get Feedback (no more than thirty days away)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Stakeholders Identified and Invited to Demonstration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table:style-name="ce3" office:value-type="string">
            <text:p>Practices Common to Most Agile Methods (Scrum, XP, Lean, OpenAgile):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3"/>
          <table:table-cell office:value-type="string">
            <text:p>Team Size 7 +/-2, Maximum of 12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3"/>
          <table:table-cell office:value-type="string">
            <text:p>Cross-Functional Team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Customer/Product Owner/Growth Facilitator Fully Available to Team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Customer/Product Owner/Growth Facilitator has Authority to Manage Priority of System Features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Customer/Product Owner/Growth Facilitator has Knowledge to Define System Features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Customer/Product Owner/Growth Facilitator Communicates with All Other Stakeholders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Regular Iteration/Sprint/Cycle Length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No “Break” Between Iterations/Sprints/Cycles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Consistent and Sustainable Pace/Effort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Daily Status/Scrum/Stand-up/Progress Meeting Less Than Fifteen Minutes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Daily Status/Scrum/Stand-up/Progress Meeting Held at Consistent Place and Time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Daily Status/Scrum/Stand-up/Progress Meeting Team Members Report to Each Other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All Team Members Required to Attend Daily Status/Scrum/Stand-up/Progress Meeting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Non-Team Members May Observe Daily Status/Scrum/Stand-up Meeting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Iteration/Sprint/Cycle Planning with Whole Team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Team Room with All Needed Equipment and Supplies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Defects are Always Top Priority (Stop-the-Line)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table:style-name="ce3" office:value-type="string">
            <text:p>Basic Scrum Rules (some found in other methods)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3"/>
          <table:table-cell office:value-type="string">
            <text:p>Full-Time ScrumMaster/Process Facilitator Identified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3"/>
          <table:table-cell office:value-type="string">
            <text:p>ScrumMaster/Process Facilitator is a Single Person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3"/>
          <table:table-cell office:value-type="string">
            <text:p>Customer/Product Owner/Growth Facilitator is a Single Person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ScrumMaster/Process Facilitator Ensures Skeleton, Common and Basic Scrum Rules Followed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ScrumMaster/Process Facilitator Tracking and Removing Obstacles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Iteration/Sprint/Cycle Length Less Than or Equal to Thirty Days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Daily Scrum Meeting with Three Questions (Done? <text:s/>Will Do? Obstacles?)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Anyone Can Observe Daily Scrum Meeting, but Not Participate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First Part of Sprint Planning: Product Backlog Items Selected by Team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Second Part of Sprint Planning Meeting: Team Creates Sprint Backlog of Estimated Tasks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Sprint Backlog Tasks Added/Updated/Removed by Team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Sprint Burndown Chart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Sprint Review Includes Demo and Retrospective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Feedback from Stakeholders at Sprint Review Demo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Retrospective Meeting with Whole Team for Process Improvements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Definition of “Done” for Tasks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Definition of “Done” for Product Backlog Items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Definition of “Done” for a Shippable Increment of Software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Commitment Velocity Calculated (from Sprint Backlog Estimates)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Team Members Volunteer for Tasks, 1 Task at a Time Until Complete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Team Can Seek Advice, Help, Information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Team Members Have No Roles (Other Than Product Owner and ScrumMaster/Process Facilitator)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No Interruptions, Advice About or Reprioritization of Team's Work During Sprints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>
            <text:p>Sprint Planning and Review Meetings 1/20<text:span text:style-name="T1">th</text:span> Sprint Duration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table:style-name="ce3" office:value-type="string">
            <text:p>Optional Rules of Scrum to Implement Depending on Context: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>
            <text:p>Project/Release Burndown Chart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Team of Volunteers – Team Members Self-Select for Team Membership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Planning Velocity Calculated (from Product Backlog Estimates)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Scrum of Scrums for Multiple Teams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Cancelling the Sprint Early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Sprint Backlog Tasks on Big Visible Chart on Wall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Backup Product Owner Identified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Rotate the ScrumMaster/Process Facilitator Duties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Staggered Sprints for Multiple Teams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table:style-name="ce4" office:value-type="string">
            <text:p>OpenAgile Principles and Rules (not found in other methods)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>
            <text:p>Truthfulness is the Foundation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Develop the capacity for Detachment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Develop the capacity for Discernment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Develop the capacity for Vision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Develop the capacity for Volition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Team working towards clear goal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Prioritized Obstacle Queue as input to each Iteration/Sprint/Cycle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Prioritized Quality Queue as input to each Iteration/Sprint/Cycle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Calendar as input to each Iteration/Sprint/Cycle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Repetitive Items Set as input to each Iteration/Sprint/Cycle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table:style-name="ce3" office:value-type="string">
            <text:p>Extreme Programming Practices (not found in other methods)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>
            <text:p>Test Driven Development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10-Minute Build and Test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Pair Programming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Architectural Spike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User Stories (As a &lt;user role&gt; I can &lt;story&gt; so that &lt;benefit&gt;)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Coding Standards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Collective Code Ownership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Refactoring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CRC Cards for Design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Agile Modelling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table:style-name="ce3" office:value-type="string">
            <text:p>Lean Software Development Practices (not found in other methods)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>
            <text:p>Financial Modelling for Product Backlog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5 Whys Root Cause Analysis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Run Experiments to Create Knowledge, Resolve Uncertainty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Challenge the Standards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Break Dependencies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Maintain Options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Schedule Irreversible Decisions to the Last Responsible Moment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Small Batch Sizes, Low Work-in-Process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Reduce and Limit Queue Size (e.g. Product Backlog)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Focus on the Entire Value Stream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Measure Up for Performance Review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Measure Cycle Time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Measure Return on Investment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Measure Customer Satisfaction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Value Stream Mapping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table:style-name="ce3" office:value-type="string">
            <text:p>Stakeholder Satisfaction (actual results, not how well you are measuring):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>
            <text:p>Customer Satisfaction: Communication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Customer Satisfaction: Progress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Customer Satisfaction: Availability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Customer Satisfaction: Processes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Customer Satisfaction: Quality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Team Satisfaction: Communication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Team Satisfaction: Progress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Team Satisfaction: Availability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Team Satisfaction: Processes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Team Satisfaction: Quality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Management Satisfaction: Communication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Management Satisfaction: Progress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Management Satisfaction: Availability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Management Satisfaction: Processes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Management Satisfaction: Quality</text:p>
          </table:table-cell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rial1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scale-to-pages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6">2011-01-26</text:date>, <text:time>23:1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7$Build-3</meta:generator>
    <meta:initial-creator>Mishkin Berteig</meta:initial-creator>
    <meta:creation-date>2007-09-03T17:58:16</meta:creation-date>
    <dc:date>2011-01-26T23:10:11</dc:date>
    <dc:language>en-CA</dc:language>
    <meta:editing-cycles>17</meta:editing-cycles>
    <meta:editing-duration>PT13H42M12S</meta:editing-duration>
    <meta:print-date>2011-01-26T23:09:17</meta:print-date>
    <meta:document-statistic meta:table-count="2" meta:cell-count="129" meta:object-count="0"/>
    <meta:user-defined meta:name="Info 1"/>
    <meta:user-defined meta:name="Info 2"/>
    <meta:user-defined meta:name="Info 3"/>
    <meta:user-defined meta:name="Info 4"/>
  </office:meta>
</office:document-meta>
</file>